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923cm"/>
    </style:style>
    <style:style style:name="Tabla1.B" style:family="table-column">
      <style:table-column-properties style:column-width="2.856cm"/>
    </style:style>
    <style:style style:name="Tabla1.C" style:family="table-column">
      <style:table-column-properties style:column-width="10.222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6.38cm" table:align="left"/>
    </style:style>
    <style:style style:name="Tabla2.A" style:family="table-column">
      <style:table-column-properties style:column-width="3.833cm"/>
    </style:style>
    <style:style style:name="Tabla2.B" style:family="table-column">
      <style:table-column-properties style:column-width="2.54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  <style:text-properties officeooo:paragraph-rsid="000b70a0"/>
    </style:style>
    <style:style style:name="P2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  <style:text-properties officeooo:paragraph-rsid="000b70a0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b70a0"/>
    </style:style>
    <style:style style:name="P4" style:family="paragraph" style:parent-style-name="Text_20_body">
      <style:text-properties officeooo:paragraph-rsid="000b70a0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Heading_20_1">
      <style:paragraph-properties fo:margin-left="0cm" fo:margin-right="0cm" fo:text-indent="0cm" style:auto-text-indent="false" fo:break-before="page"/>
    </style:style>
    <style:style style:name="P7" style:family="paragraph" style:parent-style-name="Heading_20_2">
      <style:paragraph-properties fo:margin-left="0cm" fo:margin-right="0cm" fo:text-indent="0cm" style:auto-text-indent="false"/>
    </style:style>
    <style:style style:name="P8" style:family="paragraph" style:parent-style-name="Heading_20_3">
      <style:paragraph-properties fo:margin-left="0cm" fo:margin-right="0cm" fo:text-indent="0cm" style:auto-text-indent="false"/>
    </style:style>
    <style:style style:name="P9" style:family="paragraph" style:parent-style-name="Preformatted_20_Text">
      <style:paragraph-properties fo:margin-left="0cm" fo:margin-right="0cm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Heading">
      <style:paragraph-properties fo:margin-left="0cm" fo:margin-right="0cm" fo:text-indent="0cm" style:auto-text-indent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>
      <style:paragraph-properties fo:break-before="pag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 style:list-style-name="L8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0e0f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jercicio: Medición del Reloj del Arduino Mega con Osciloscopio</text:h>
      <text:h text:style-name="P7" text:outline-level="2">📋 Información General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2">Parámetro</text:p>
            </table:table-cell>
            <table:table-cell table:style-name="Tabla2.A1" office:value-type="string">
              <text:p text:style-name="P12">Valor</text:p>
            </table:table-cell>
          </table:table-row>
        </table:table-header-rows>
        <table:table-row>
          <table:table-cell table:style-name="Tabla2.A1" office:value-type="string">
            <text:p text:style-name="P11">Microcontrolador</text:p>
          </table:table-cell>
          <table:table-cell table:style-name="Tabla2.A1" office:value-type="string">
            <text:p text:style-name="P11">ATmega2560</text:p>
          </table:table-cell>
        </table:table-row>
        <table:table-row>
          <table:table-cell table:style-name="Tabla2.A1" office:value-type="string">
            <text:p text:style-name="P11">Frecuencia del cristal</text:p>
          </table:table-cell>
          <table:table-cell table:style-name="Tabla2.A1" office:value-type="string">
            <text:p text:style-name="P11">16 MHz</text:p>
          </table:table-cell>
        </table:table-row>
        <table:table-row>
          <table:table-cell table:style-name="Tabla2.A1" office:value-type="string">
            <text:p text:style-name="P11">Período esperado</text:p>
          </table:table-cell>
          <table:table-cell table:style-name="Tabla2.A1" office:value-type="string">
            <text:p text:style-name="P11">62.5 ns</text:p>
          </table:table-cell>
        </table:table-row>
        <table:table-row>
          <table:table-cell table:style-name="Tabla2.A1" office:value-type="string">
            <text:p text:style-name="P11">Voltaje del sistema</text:p>
          </table:table-cell>
          <table:table-cell table:style-name="Tabla2.A1" office:value-type="string">
            <text:p text:style-name="Table_20_Contents">5V</text:p>
          </table:table-cell>
        </table:table-row>
      </table:table>
      <text:p text:style-name="Horizontal_20_Line"/>
      <text:h text:style-name="P7" text:outline-level="2">🎯 Objetivos</text:h>
      <text:list text:style-name="L7">
        <text:list-item>
          <text:p text:style-name="P20">Medir la señal de reloj directamente en los pines del cristal</text:p>
        </text:list-item>
        <text:list-item>
          <text:p text:style-name="P20">Configurar y medir la salida de reloj en un pin digital</text:p>
        </text:list-item>
        <text:list-item>
          <text:p text:style-name="P21">Comparar ambos métodos y analizar diferencias</text:p>
        </text:list-item>
      </text:list>
      <text:p text:style-name="Horizontal_20_Line"/>
      <text:h text:style-name="P7" text:outline-level="2">🛠️ Materiales Necesarios</text:h>
      <text:p text:style-name="P10"/>
      <text:p text:style-name="P9"><text:span text:style-name="Source_20_Text">- Arduino Mega 2560</text:span></text:p>
      <text:p text:style-name="P9"><text:span text:style-name="Source_20_Text">- Osciloscopio (mínimo 100 MHz de ancho de banda)</text:span></text:p>
      <text:p text:style-name="P9"><text:span text:style-name="Source_20_Text">- Sonda de osciloscopio (x10 recomendado)</text:span></text:p>
      <text:p text:style-name="P9"><text:span text:style-name="Source_20_Text">- Cable USB para alimentar el Arduino</text:span></text:p>
      <text:p text:style-name="P9"><text:span text:style-name="Source_20_Text">- Cables de conexión/jumpers</text:span></text:p>
      <text:p text:style-name="P10"><text:span text:style-name="Source_20_Text">- Pinzas de precisión o puntas finas</text:span></text:p>
      <text:p text:style-name="Horizontal_20_Line"/>
      <text:h text:style-name="P7" text:outline-level="2">📍 Ubicación de los Pines del Cristal</text:h>
      <text:p text:style-name="P10"/>
      <text:p text:style-name="P9"><text:span text:style-name="Source_20_Text"><text:s text:c="20"/>ARDUINO MEGA 2560</text:span></text:p>
      <text:p text:style-name="P9"><text:span text:style-name="Source_20_Text"><text:s text:c="20"/>┌─────────────────┐</text:span></text:p>
      <text:p text:style-name="P9"><text:span text:style-name="Source_20_Text"><text:s text:c="20"/>│ <text:s text:c="3"/>USB PORT <text:s text:c="4"/>│</text:span></text:p>
      <text:p text:style-name="P9"><text:span text:style-name="Source_20_Text"><text:s text:c="20"/>├─────────────────┤</text:span></text:p>
      <text:p text:style-name="P9"><text:span text:style-name="Source_20_Text"><text:s text:c="20"/>│ <text:s text:c="16"/>│</text:span></text:p>
      <text:p text:style-name="P9"><text:span text:style-name="Source_20_Text"><text:s text:c="20"/>│ <text:s text:c="2"/>ATmega2560 <text:s text:c="3"/>│</text:span></text:p>
      <text:p text:style-name="P9"><text:span text:style-name="Source_20_Text"><text:s text:c="20"/>│ <text:s text:c="2"/>┌─────────┐ <text:s text:c="2"/>│</text:span></text:p>
      <text:p text:style-name="P9"><text:span text:style-name="Source_20_Text"><text:s text:c="20"/>│ <text:s text:c="2"/>│ <text:s text:c="8"/>│ <text:s text:c="2"/>│</text:span></text:p>
      <text:p text:style-name="P9"><text:span text:style-name="Source_20_Text"><text:s text:c="20"/>│ <text:s text:c="2"/>│ <text:s text:c="2"/>MCU <text:s text:c="2"/>│ <text:s text:c="2"/>│</text:span></text:p>
      <text:p text:style-name="P9"><text:span text:style-name="Source_20_Text"><text:s text:c="20"/>│ <text:s text:c="2"/>│ <text:s text:c="8"/>│ <text:s text:c="2"/>│</text:span></text:p>
      <text:p text:style-name="P9"><text:span text:style-name="Source_20_Text"><text:s text:c="20"/>│ <text:s text:c="2"/>└─────────┘ <text:s text:c="2"/>│</text:span></text:p>
      <text:p text:style-name="P9"><text:span text:style-name="Source_20_Text"><text:s text:c="20"/>│ <text:s text:c="16"/>│</text:span></text:p>
      <text:p text:style-name="P9"><text:span text:style-name="Source_20_Text"><text:s text:c="4"/>Cristal 16MHz <text:s text:c="2"/>│ <text:s text:c="3"/>┌─────┐ <text:s text:c="5"/>│</text:span></text:p>
      <text:p text:style-name="P9"><text:span text:style-name="Source_20_Text"><text:s text:c="4"/>───────────────►│ <text:s text:c="3"/>│XTAL │ <text:s text:c="5"/>│</text:span></text:p>
      <text:p text:style-name="P9"><text:span text:style-name="Source_20_Text"><text:s text:c="20"/>│ <text:s text:c="3"/>│16MHz│ <text:s text:c="5"/>│</text:span></text:p>
      <text:p text:style-name="P9"><text:soft-page-break/><text:span text:style-name="Source_20_Text"><text:s text:c="20"/>│ <text:s text:c="3"/>└──┬──┘ <text:s text:c="5"/>│</text:span></text:p>
      <text:p text:style-name="P9"><text:span text:style-name="Source_20_Text"><text:s text:c="20"/>│ <text:s text:c="6"/>│ <text:s text:c="8"/>│</text:span></text:p>
      <text:p text:style-name="P9"><text:span text:style-name="Source_20_Text"><text:s text:c="20"/>│ <text:s text:c="3"/>XTAL1 XTAL2 <text:s/>│</text:span></text:p>
      <text:p text:style-name="P9"><text:span text:style-name="Source_20_Text"><text:s text:c="20"/>│ <text:s text:c="3"/>(Pin33)(Pin34)│</text:span></text:p>
      <text:p text:style-name="P10"><text:span text:style-name="Source_20_Text"><text:s text:c="20"/>└─────────────────┘</text:span></text:p>
      <text:h text:style-name="P8" text:outline-level="3">Vista del Cristal en la Placa</text:h>
      <text:p text:style-name="P10"/>
      <text:p text:style-name="P9"><text:span text:style-name="Source_20_Text"><text:s text:c="8"/>Cristal de 16 MHz</text:span></text:p>
      <text:p text:style-name="P9"><text:span text:style-name="Source_20_Text"><text:s text:c="8"/>┌───────────────┐</text:span></text:p>
      <text:p text:style-name="P9"><text:span text:style-name="Source_20_Text"><text:s text:c="8"/>│ <text:s text:c="14"/>│</text:span></text:p>
      <text:p text:style-name="P9"><text:span text:style-name="Source_20_Text"><text:s text:c="8"/>│ <text:s text:c="2"/>Y1 16.000 <text:s text:c="2"/>│</text:span></text:p>
      <text:p text:style-name="P9"><text:span text:style-name="Source_20_Text"><text:s text:c="8"/>│ <text:s text:c="14"/>│</text:span></text:p>
      <text:p text:style-name="P9"><text:span text:style-name="Source_20_Text"><text:s text:c="8"/>└───┬───────┬───┘</text:span></text:p>
      <text:p text:style-name="P9"><text:span text:style-name="Source_20_Text"><text:s text:c="12"/>│ <text:s text:c="6"/>│</text:span></text:p>
      <text:p text:style-name="P9"><text:span text:style-name="Source_20_Text"><text:s text:c="10"/>XTAL1 <text:s text:c="2"/>XTAL2</text:span></text:p>
      <text:p text:style-name="P9"><text:span text:style-name="Source_20_Text"><text:s text:c="10"/>(Entrada)(Salida)</text:span></text:p>
      <text:p text:style-name="P9"><text:span text:style-name="Source_20_Text"><text:s text:c="12"/>│ <text:s text:c="6"/>│</text:span></text:p>
      <text:p text:style-name="P9"><text:span text:style-name="Source_20_Text"><text:s text:c="11"/>─┴─ <text:s text:c="4"/>─┴─</text:span></text:p>
      <text:p text:style-name="P9"><text:span text:style-name="Source_20_Text"><text:s text:c="11"/>─── <text:s text:c="4"/>─── <text:s/>← Capacitores de carga</text:span></text:p>
      <text:p text:style-name="P9"><text:span text:style-name="Source_20_Text"><text:s text:c="12"/>│ <text:s text:c="6"/>│ <text:s text:c="5"/>(22pF típico)</text:span></text:p>
      <text:p text:style-name="P9"><text:span text:style-name="Source_20_Text"><text:s text:c="11"/>═╧═ <text:s text:c="4"/>═╧═</text:span></text:p>
      <text:p text:style-name="P10"><text:span text:style-name="Source_20_Text"><text:s text:c="11"/>GND <text:s text:c="4"/>GND</text:span></text:p>
      <text:p text:style-name="Horizontal_20_Line"/>
      <text:h text:style-name="P5" text:outline-level="1">MÉTODO 1: Medición Directa en Pines del Cristal</text:h>
      <text:h text:style-name="P7" text:outline-level="2">⚠️ ADVERTENCIAS IMPORTANTES</text:h>
      <text:p text:style-name="P10"/>
      <text:p text:style-name="P9"><text:span text:style-name="Source_20_Text">╔══════════════════════════════════════════════════════════════╗</text:span></text:p>
      <text:p text:style-name="P9"><text:span text:style-name="Source_20_Text">║ <text:s/>⚡ PRECAUCIONES CRÍTICAS: <text:s text:c="34"/>║</text:span></text:p>
      <text:p text:style-name="P9"><text:span text:style-name="Source_20_Text">║ <text:s text:c="61"/>║</text:span></text:p>
      <text:p text:style-name="P9"><text:span text:style-name="Source_20_Text">║ <text:s/>1. La sonda del osciloscopio AÑADE CAPACITANCIA <text:s text:c="12"/>║</text:span></text:p>
      <text:p text:style-name="P9"><text:span text:style-name="Source_20_Text">║ <text:s text:c="4"/>(10-15pF típico) que puede afectar el oscilador <text:s text:c="9"/>║</text:span></text:p>
      <text:p text:style-name="P9"><text:span text:style-name="Source_20_Text">║ <text:s text:c="61"/>║</text:span></text:p>
      <text:p text:style-name="P9"><text:span text:style-name="Source_20_Text">║ <text:s/>2. SIEMPRE usar sonda en modo x10 para minimizar <text:s text:c="11"/>║</text:span></text:p>
      <text:p text:style-name="P9"><text:span text:style-name="Source_20_Text">║ <text:s text:c="4"/>la carga capacitiva <text:s text:c="37"/>║</text:span></text:p>
      <text:p text:style-name="P9"><text:span text:style-name="Source_20_Text">║ <text:s text:c="61"/>║</text:span></text:p>
      <text:p text:style-name="P9"><text:span text:style-name="Source_20_Text">║ <text:s/>3. No aplicar presión excesiva sobre los pines <text:s text:c="13"/>║</text:span></text:p>
      <text:p text:style-name="P9"><text:span text:style-name="Source_20_Text">║ <text:s text:c="61"/>║</text:span></text:p>
      <text:p text:style-name="P9"><text:span text:style-name="Source_20_Text">║ <text:s/>4. Si el oscilador deja de funcionar, el Arduino <text:s text:c="11"/>║</text:span></text:p>
      <text:p text:style-name="P9"><text:span text:style-name="Source_20_Text">║ <text:s text:c="4"/>se detendrá completamente <text:s text:c="31"/>║</text:span></text:p>
      <text:p text:style-name="P10"><text:span text:style-name="Source_20_Text">╚══════════════════════════════════════════════════════════════╝</text:span></text:p>
      <text:h text:style-name="P7" text:outline-level="2">Paso 1: Preparación del Osciloscopio</text:h>
      <text:p text:style-name="P10"/>
      <text:p text:style-name="P9"><text:span text:style-name="Source_20_Text">CONFIGURACIÓN INICIAL DEL OSCILOSCOPIO</text:span></text:p>
      <text:p text:style-name="P9"><text:span text:style-name="Source_20_Text">══════════════════════════════════════</text:span></text:p>
      <text:p text:style-name="P9"><text:soft-page-break/></text:p>
      <text:p text:style-name="P9"><text:span text:style-name="Source_20_Text">┌─────────────────────────────────────┐</text:span></text:p>
      <text:p text:style-name="P9"><text:span text:style-name="Source_20_Text">│ <text:s text:c="8"/>PANEL DE CONTROL <text:s text:c="11"/>│</text:span></text:p>
      <text:p text:style-name="P9"><text:span text:style-name="Source_20_Text">├─────────────────────────────────────┤</text:span></text:p>
      <text:p text:style-name="P9"><text:span text:style-name="Source_20_Text">│ <text:s text:c="36"/>│</text:span></text:p>
      <text:p text:style-name="P9"><text:span text:style-name="Source_20_Text">│ <text:s/>Escala Vertical (CH1): <text:s/>1V/div <text:s text:c="3"/>│</text:span></text:p>
      <text:p text:style-name="P9"><text:span text:style-name="Source_20_Text">│ <text:s/>Escala Horizontal: <text:s text:c="5"/>50ns/div <text:s text:c="2"/>│</text:span></text:p>
      <text:p text:style-name="P9"><text:span text:style-name="Source_20_Text">│ <text:s/>Acoplamiento: <text:s text:c="10"/>AC <text:s text:c="8"/>│</text:span></text:p>
      <text:p text:style-name="P9"><text:span text:style-name="Source_20_Text">│ <text:s/>Trigger: <text:s text:c="26"/>│</text:span></text:p>
      <text:p text:style-name="P9"><text:span text:style-name="Source_20_Text">│ <text:s text:c="3"/>- Fuente: CH1 <text:s text:c="19"/>│</text:span></text:p>
      <text:p text:style-name="P9"><text:span text:style-name="Source_20_Text">│ <text:s text:c="3"/>- Modo: Auto o Normal <text:s text:c="11"/>│</text:span></text:p>
      <text:p text:style-name="P9"><text:span text:style-name="Source_20_Text">│ <text:s text:c="3"/>- Nivel: ~2.5V <text:s text:c="18"/>│</text:span></text:p>
      <text:p text:style-name="P9"><text:span text:style-name="Source_20_Text">│ <text:s text:c="3"/>- Flanco: Subida <text:s text:c="16"/>│</text:span></text:p>
      <text:p text:style-name="P9"><text:span text:style-name="Source_20_Text">│ <text:s/>Ancho de banda: Full (sin límite) <text:s/>│</text:span></text:p>
      <text:p text:style-name="P9"><text:span text:style-name="Source_20_Text">│ <text:s/>Sonda: x10 <text:s text:c="24"/>│</text:span></text:p>
      <text:p text:style-name="P9"><text:span text:style-name="Source_20_Text">│ <text:s text:c="36"/>│</text:span></text:p>
      <text:p text:style-name="P10"><text:span text:style-name="Source_20_Text">└─────────────────────────────────────┘</text:span></text:p>
      <text:h text:style-name="P7" text:outline-level="2">Paso 2: Identificar los Puntos de Medición</text:h>
      <text:p text:style-name="P10"/>
      <text:p text:style-name="P9"><text:span text:style-name="Source_20_Text">Vista superior del cristal en Arduino Mega:</text:span></text:p>
      <text:p text:style-name="P9"/>
      <text:p text:style-name="P9"><text:span text:style-name="Source_20_Text"><text:s text:c="9"/>┌──────────────────┐</text:span></text:p>
      <text:p text:style-name="P9"><text:span text:style-name="Source_20_Text"><text:s text:c="9"/>│ <text:s text:c="3"/>16.000 MHz <text:s text:c="3"/>│</text:span></text:p>
      <text:p text:style-name="P9"><text:span text:style-name="Source_20_Text"><text:s text:c="9"/>│ <text:s text:c="6"/>Y1 <text:s text:c="8"/>│</text:span></text:p>
      <text:p text:style-name="P9"><text:span text:style-name="Source_20_Text"><text:s text:c="9"/>└────┬────────┬────┘</text:span></text:p>
      <text:p text:style-name="P9"><text:span text:style-name="Source_20_Text"><text:s text:c="14"/>│ <text:s text:c="7"/>│</text:span></text:p>
      <text:p text:style-name="P9"><text:span text:style-name="Source_20_Text"><text:s text:c="14"/>● <text:s text:c="7"/>●</text:span></text:p>
      <text:p text:style-name="P9"><text:span text:style-name="Source_20_Text"><text:s text:c="11"/>XTAL1 <text:s text:c="3"/>XTAL2</text:span></text:p>
      <text:p text:style-name="P9"><text:span text:style-name="Source_20_Text"><text:s text:c="9"/>(entrada) (salida)</text:span></text:p>
      <text:p text:style-name="P9"><text:span text:style-name="Source_20_Text"><text:s text:c="14"/>│ <text:s text:c="7"/>│</text:span></text:p>
      <text:p text:style-name="P9"><text:span text:style-name="Source_20_Text"><text:s text:c="14"/>▼ <text:s text:c="7"/>▼</text:span></text:p>
      <text:p text:style-name="P9"><text:span text:style-name="Source_20_Text"><text:s text:c="11"/>Punto <text:s text:c="3"/>Punto</text:span></text:p>
      <text:p text:style-name="P9"><text:span text:style-name="Source_20_Text"><text:s text:c="13"/>A <text:s text:c="7"/>B</text:span></text:p>
      <text:p text:style-name="P9"/>
      <text:p text:style-name="P9"><text:span text:style-name="Source_20_Text"><text:s text:c="4"/>★ XTAL2 (Punto B) es el mejor punto de medición</text:span></text:p>
      <text:p text:style-name="P10"><text:span text:style-name="Source_20_Text"><text:s text:c="6"/>porque es la salida del amplificador del oscilador</text:span></text:p>
      <text:h text:style-name="P7" text:outline-level="2">Paso 3: Conexión de la Sonda</text:h>
      <text:p text:style-name="P10"/>
      <text:p text:style-name="P9"><text:span text:style-name="Source_20_Text">CONEXIÓN FÍSICA</text:span></text:p>
      <text:p text:style-name="P9"><text:span text:style-name="Source_20_Text">═══════════════</text:span></text:p>
      <text:p text:style-name="P9"/>
      <text:p text:style-name="P9"><text:span text:style-name="Source_20_Text"><text:s text:c="5"/>Sonda x10</text:span></text:p>
      <text:p text:style-name="P9"><text:span text:style-name="Source_20_Text"><text:s text:c="9"/>│</text:span></text:p>
      <text:p text:style-name="P9"><text:span text:style-name="Source_20_Text"><text:s text:c="9"/>▼</text:span></text:p>
      <text:p text:style-name="P9"><text:span text:style-name="Source_20_Text"><text:s text:c="4"/>┌────────┐</text:span></text:p>
      <text:p text:style-name="P9"><text:span text:style-name="Source_20_Text"><text:s text:c="4"/>│ <text:s/>Punta │────────► Conectar a XTAL2</text:span></text:p>
      <text:p text:style-name="P9"><text:span text:style-name="Source_20_Text"><text:s text:c="4"/>│ <text:s text:c="7"/>│ <text:s text:c="9"/>(pin del cristal lado derecho)</text:span></text:p>
      <text:p text:style-name="P9"><text:span text:style-name="Source_20_Text"><text:s text:c="4"/>│ <text:s/>Clip <text:s/>│</text:span></text:p>
      <text:p text:style-name="P9"><text:span text:style-name="Source_20_Text"><text:s text:c="4"/>│ <text:s/>GND <text:s text:c="2"/>│────────► Conectar a GND del Arduino</text:span></text:p>
      <text:p text:style-name="P9"><text:span text:style-name="Source_20_Text"><text:s text:c="4"/>└────────┘ <text:s text:c="9"/>(pin GND cercano)</text:span></text:p>
      <text:p text:style-name="P9"/>
      <text:p text:style-name="P9"><text:span text:style-name="Source_20_Text"><text:s text:c="4"/>IMPORTANTE: </text:span></text:p>
      <text:p text:style-name="P9"><text:span text:style-name="Source_20_Text"><text:s text:c="4"/>- Cable de tierra lo más corto posible</text:span></text:p>
      <text:p text:style-name="P10"><text:span text:style-name="Source_20_Text"><text:s text:c="4"/>- Usar el resorte de puesta a tierra si está disponible</text:span></text:p>
      <text:h text:style-name="P7" text:outline-level="2"><text:soft-page-break/>Paso 4: Realizar la Medición</text:h>
      <text:p text:style-name="P10"/>
      <text:p text:style-name="P9"><text:span text:style-name="Source_20_Text">PROCEDIMIENTO:</text:span></text:p>
      <text:p text:style-name="P9"><text:span text:style-name="Source_20_Text">═════════════</text:span></text:p>
      <text:p text:style-name="P9"/>
      <text:p text:style-name="P9"><text:span text:style-name="Source_20_Text">1. Encender el Arduino (conectar USB)</text:span></text:p>
      <text:p text:style-name="P9"><text:span text:style-name="Source_20_Text"><text:s text:c="3"/></text:span></text:p>
      <text:p text:style-name="P9"><text:span text:style-name="Source_20_Text">2. Verificar que el LED de power esté encendido</text:span></text:p>
      <text:p text:style-name="P9"/>
      <text:p text:style-name="P9"><text:span text:style-name="Source_20_Text">3. Tocar SUAVEMENTE con la punta de la sonda el pin XTAL2</text:span></text:p>
      <text:p text:style-name="P9"/>
      <text:p text:style-name="P9"><text:span text:style-name="Source_20_Text">4. Ajustar el trigger si es necesario. Presiona "Autoset" si tienes dificultades</text:span></text:p>
      <text:p text:style-name="P9"/>
      <text:p text:style-name="P9"><text:span text:style-name="Source_20_Text">5. Debería verse una señal similar a:</text:span></text:p>
      <text:p text:style-name="P9"/>
      <text:p text:style-name="P9"><text:span text:style-name="Source_20_Text"><text:s text:c="3"/>Voltaje</text:span></text:p>
      <text:p text:style-name="P9"><text:span text:style-name="Source_20_Text"><text:s text:c="6"/>▲</text:span></text:p>
      <text:p text:style-name="P9"><text:span text:style-name="Source_20_Text"><text:s text:c="3"/>5V │ <text:s text:c="3"/>╱╲ <text:s text:c="3"/>╱╲ <text:s text:c="3"/>╱╲ <text:s text:c="3"/>╱╲ <text:s text:c="3"/>╱╲</text:span></text:p>
      <text:p text:style-name="P9"><text:span text:style-name="Source_20_Text"><text:s text:c="6"/>│ <text:s text:c="2"/>╱ <text:s/>╲ <text:s/>╱ <text:s/>╲ <text:s/>╱ <text:s/>╲ <text:s/>╱ <text:s/>╲ <text:s/>╱ <text:s/>╲</text:span></text:p>
      <text:p text:style-name="P9"><text:span text:style-name="Source_20_Text"><text:s/>2.5V │──╱────╲╱────╲╱────╲╱────╲╱────╲──</text:span></text:p>
      <text:p text:style-name="P9"><text:span text:style-name="Source_20_Text"><text:s text:c="6"/>│ ╱ <text:s text:c="29"/></text:span></text:p>
      <text:p text:style-name="P9"><text:span text:style-name="Source_20_Text"><text:s text:c="3"/>0V │╱</text:span></text:p>
      <text:p text:style-name="P9"><text:span text:style-name="Source_20_Text"><text:s text:c="6"/>└───────────────────────────────────► Tiempo</text:span></text:p>
      <text:p text:style-name="P9"><text:span text:style-name="Source_20_Text"><text:s text:c="8"/>|←──62.5ns──→|</text:span></text:p>
      <text:p text:style-name="P9"><text:span text:style-name="Source_20_Text"><text:s text:c="8"/></text:span></text:p>
      <text:p text:style-name="P9"><text:span text:style-name="Source_20_Text"><text:s text:c="3"/>Nota: La forma de onda puede ser más sinusoidal</text:span></text:p>
      <text:p text:style-name="P10"><text:span text:style-name="Source_20_Text"><text:s text:c="9"/>que cuadrada en los pines del cristal</text:span></text:p>
      <text:h text:style-name="P7" text:outline-level="2">Paso 5: Tomar Mediciones</text:h>
      <text:p text:style-name="P10"/>
      <text:p text:style-name="P9"><text:span text:style-name="Source_20_Text">MEDICIONES A REGISTRAR:</text:span></text:p>
      <text:p text:style-name="P9"><text:span text:style-name="Source_20_Text">══════════════════════</text:span></text:p>
      <text:p text:style-name="P9"/>
      <text:p text:style-name="P9"><text:span text:style-name="Source_20_Text">┌────────────────────┬─────────────────┬──────────────┐</text:span></text:p>
      <text:p text:style-name="P9"><text:span text:style-name="Source_20_Text">│ <text:s text:c="4"/>Parámetro <text:s text:c="5"/>│ <text:s/>Valor Esperado │ Valor Medido │</text:span></text:p>
      <text:p text:style-name="P9"><text:span text:style-name="Source_20_Text">├────────────────────┼─────────────────┼──────────────┤</text:span></text:p>
      <text:p text:style-name="P9"><text:span text:style-name="Source_20_Text">│ Frecuencia <text:s text:c="8"/>│ 16.000 MHz <text:s text:c="5"/>│ ________ <text:s text:c="4"/>│</text:span></text:p>
      <text:p text:style-name="P9"><text:span text:style-name="Source_20_Text">│ Período <text:s text:c="11"/>│ 62.5 ns <text:s text:c="8"/>│ ________ <text:s text:c="4"/>│</text:span></text:p>
      <text:p text:style-name="P9"><text:span text:style-name="Source_20_Text">│ Voltaje pico-pico <text:s/>│ ~3-5 V <text:s text:c="9"/>│ ________ <text:s text:c="4"/>│</text:span></text:p>
      <text:p text:style-name="P9"><text:span text:style-name="Source_20_Text">│ Voltaje medio <text:s text:c="5"/>│ ~2-2.5 V <text:s text:c="7"/>│ ________ <text:s text:c="4"/>│</text:span></text:p>
      <text:p text:style-name="P9"><text:span text:style-name="Source_20_Text">│ Forma de onda <text:s text:c="5"/>│ Sinusoidal <text:s text:c="5"/>│ ________ <text:s text:c="4"/>│</text:span></text:p>
      <text:p text:style-name="P9"><text:span text:style-name="Source_20_Text">└────────────────────┴─────────────────┴──────────────┘</text:span></text:p>
      <text:p text:style-name="P9"/>
      <text:p text:style-name="P9"><text:span text:style-name="Source_20_Text">Usar funciones automáticas del osciloscopio:</text:span></text:p>
      <text:p text:style-name="P9"><text:span text:style-name="Source_20_Text">- Measure → Frequency</text:span></text:p>
      <text:p text:style-name="P9"><text:span text:style-name="Source_20_Text">- Measure → Period</text:span></text:p>
      <text:p text:style-name="P10"><text:span text:style-name="Source_20_Text">- Measure → Vpp</text:span></text:p>
      <text:p text:style-name="Horizontal_20_Line"/>
      <text:h text:style-name="P5" text:outline-level="1"/>
      <text:h text:style-name="P6" text:outline-level="1">MÉTODO 2: Medición en Pin de Salida de Reloj (CLKO) <text:span text:style-name="T3">(OJO!!!!) lo probaremos tras “estudiar” cómo subir el código. </text:span></text:h>
      <text:p text:style-name="P22">Este método es <text:span text:style-name="Strong_20_Emphasis">MÁS SEGURO</text:span> y <text:span text:style-name="Strong_20_Emphasis">MÁS RECOMENDADO</text:span> para principiantes.</text:p>
      <text:h text:style-name="P7" text:outline-level="2">Teoría</text:h>
      <text:p text:style-name="P10"/>
      <text:p text:style-name="P9"><text:span text:style-name="Source_20_Text">El ATmega2560 puede configurar el pin PB7 para que</text:span></text:p>
      <text:p text:style-name="P9"><text:span text:style-name="Source_20_Text">emita la señal de reloj del sistema (CLKOUT).</text:span></text:p>
      <text:p text:style-name="P9"/>
      <text:p text:style-name="P9"><text:span text:style-name="Source_20_Text">En Arduino Mega:</text:span></text:p>
      <text:p text:style-name="P9"><text:span text:style-name="Source_20_Text">- PB7 corresponde al Pin Digital 13</text:span></text:p>
      <text:p text:style-name="P9"><text:span text:style-name="Source_20_Text">- También tiene conectado el LED integrado</text:span></text:p>
      <text:p text:style-name="P9"/>
      <text:p text:style-name="P9"><text:span text:style-name="Source_20_Text">Registro involucrado: CKOUT Fuse (no modificable por software)</text:span></text:p>
      <text:p text:style-name="P9"/>
      <text:p text:style-name="P10"><text:span text:style-name="Source_20_Text">ALTERNATIVA: Usar Timer para generar señal derivada del reloj</text:span></text:p>
      <text:h text:style-name="P7" text:outline-level="2">Paso 1: Cargar el Código</text:h>
      <text:p text:style-name="P10"/>
      <text:p text:style-name="P9"><text:span text:style-name="Source_20_Text">/*</text:span></text:p>
      <text:p text:style-name="P9"><text:span text:style-name="Source_20_Text"><text:s/>* EJERCICIO: Salida de Reloj en Arduino Mega</text:span></text:p>
      <text:p text:style-name="P9"><text:span text:style-name="Source_20_Text"><text:s/>* </text:span></text:p>
      <text:p text:style-name="P9"><text:span text:style-name="Source_20_Text"><text:s/>* Este código configura el Timer1 para generar una señal</text:span></text:p>
      <text:p text:style-name="P9"><text:span text:style-name="Source_20_Text"><text:s/>* de frecuencia conocida derivada del reloj del sistema.</text:span></text:p>
      <text:p text:style-name="P9"><text:span text:style-name="Source_20_Text"><text:s/>* </text:span></text:p>
      <text:p text:style-name="P9"><text:span text:style-name="Source_20_Text"><text:s/>* Pin de salida: Pin 11 (OC1A) o Pin 12 (OC1B)</text:span></text:p>
      <text:p text:style-name="P9"><text:span text:style-name="Source_20_Text"><text:s/>*/</text:span></text:p>
      <text:p text:style-name="P9"/>
      <text:p text:style-name="P9"><text:span text:style-name="Source_20_Text">void setup() {</text:span></text:p>
      <text:p text:style-name="P9"><text:span text:style-name="Source_20_Text"><text:s text:c="2"/>// ═══════════════════════════════════════════════════════</text:span></text:p>
      <text:p text:style-name="P9"><text:span text:style-name="Source_20_Text"><text:s text:c="2"/>// OPCIÓN A: Señal de 8 MHz (reloj/2) en Pin 11</text:span></text:p>
      <text:p text:style-name="P9"><text:span text:style-name="Source_20_Text"><text:s text:c="2"/>// ═══════════════════════════════════════════════════════</text:span></text:p>
      <text:p text:style-name="P9"><text:span text:style-name="Source_20_Text"><text:s text:c="2"/></text:span></text:p>
      <text:p text:style-name="P9"><text:span text:style-name="Source_20_Text"><text:s text:c="2"/>// Configurar Pin 11 como salida</text:span></text:p>
      <text:p text:style-name="P9"><text:span text:style-name="Source_20_Text"><text:s text:c="2"/>pinMode(11, OUTPUT);</text:span></text:p>
      <text:p text:style-name="P9"><text:span text:style-name="Source_20_Text"><text:s text:c="2"/></text:span></text:p>
      <text:p text:style-name="P9"><text:span text:style-name="Source_20_Text"><text:s text:c="2"/>// Detener Timer1</text:span></text:p>
      <text:p text:style-name="P9"><text:span text:style-name="Source_20_Text"><text:s text:c="2"/>TCCR1A = 0;</text:span></text:p>
      <text:p text:style-name="P9"><text:span text:style-name="Source_20_Text"><text:s text:c="2"/>TCCR1B = 0;</text:span></text:p>
      <text:p text:style-name="P9"><text:span text:style-name="Source_20_Text"><text:s text:c="2"/></text:span></text:p>
      <text:p text:style-name="P9"><text:span text:style-name="Source_20_Text"><text:s text:c="2"/>// Modo Toggle en OC1A (Pin 11)</text:span></text:p>
      <text:p text:style-name="P9"><text:span text:style-name="Source_20_Text"><text:s text:c="2"/>// Toggle cada ciclo de reloj = f_clk / 2</text:span></text:p>
      <text:p text:style-name="P9"><text:span text:style-name="Source_20_Text"><text:s text:c="2"/>TCCR1A = (1 &lt;&lt; COM1A0); <text:s/>// Toggle OC1A on Compare Match</text:span></text:p>
      <text:p text:style-name="P9"><text:span text:style-name="Source_20_Text"><text:s text:c="2"/></text:span></text:p>
      <text:p text:style-name="P9"><text:span text:style-name="Source_20_Text"><text:s text:c="2"/>// Modo CTC, sin prescaler</text:span></text:p>
      <text:p text:style-name="P9"><text:span text:style-name="Source_20_Text"><text:s text:c="2"/>TCCR1B = (1 &lt;&lt; WGM12) | (1 &lt;&lt; CS10);</text:span></text:p>
      <text:p text:style-name="P9"><text:span text:style-name="Source_20_Text"><text:s text:c="2"/></text:span></text:p>
      <text:p text:style-name="P9"><text:span text:style-name="Source_20_Text"><text:s text:c="2"/>// Comparar en 0 para máxima frecuencia</text:span></text:p>
      <text:p text:style-name="P9"><text:span text:style-name="Source_20_Text"><text:s text:c="2"/>OCR1A = 0;</text:span></text:p>
      <text:p text:style-name="P9"><text:span text:style-name="Source_20_Text"><text:s text:c="2"/></text:span></text:p>
      <text:p text:style-name="P9"><text:soft-page-break/><text:span text:style-name="Source_20_Text"><text:s text:c="2"/>// Frecuencia resultante: 16MHz / (2 * (1 + 0)) = 8 MHz</text:span></text:p>
      <text:p text:style-name="P9"><text:span text:style-name="Source_20_Text"><text:s text:c="2"/></text:span></text:p>
      <text:p text:style-name="P9"><text:span text:style-name="Source_20_Text"><text:s text:c="2"/>Serial.begin(9600);</text:span></text:p>
      <text:p text:style-name="P9"><text:span text:style-name="Source_20_Text"><text:s text:c="2"/>Serial.println("Señal de 8 MHz en Pin 11");</text:span></text:p>
      <text:p text:style-name="P9"><text:span text:style-name="Source_20_Text"><text:s text:c="2"/>Serial.println("Conecte la sonda del osciloscopio al Pin 11");</text:span></text:p>
      <text:p text:style-name="P9"><text:span text:style-name="Source_20_Text">}</text:span></text:p>
      <text:p text:style-name="P9"/>
      <text:p text:style-name="P9"><text:span text:style-name="Source_20_Text">void loop() {</text:span></text:p>
      <text:p text:style-name="P9"><text:span text:style-name="Source_20_Text"><text:s text:c="2"/>// El Timer genera la señal automáticamente</text:span></text:p>
      <text:p text:style-name="P9"><text:span text:style-name="Source_20_Text"><text:s text:c="2"/>// No se requiere código en el loop</text:span></text:p>
      <text:p text:style-name="P10"><text:span text:style-name="Source_20_Text">}</text:span></text:p>
      <text:h text:style-name="P8" text:outline-level="3">Código Alternativo: Frecuencias Variables</text:h>
      <text:p text:style-name="P10"/>
      <text:p text:style-name="P9"><text:span text:style-name="Source_20_Text">/*</text:span></text:p>
      <text:p text:style-name="P9"><text:span text:style-name="Source_20_Text"><text:s/>* EJERCICIO EXTENDIDO: Múltiples Frecuencias</text:span></text:p>
      <text:p text:style-name="P9"><text:span text:style-name="Source_20_Text"><text:s/>* </text:span></text:p>
      <text:p text:style-name="P9"><text:span text:style-name="Source_20_Text"><text:s/>* Genera diferentes frecuencias para practicar mediciones</text:span></text:p>
      <text:p text:style-name="P9"><text:span text:style-name="Source_20_Text"><text:s/>*/</text:span></text:p>
      <text:p text:style-name="P9"/>
      <text:p text:style-name="P9"><text:span text:style-name="Source_20_Text">void setup() {</text:span></text:p>
      <text:p text:style-name="P9"><text:span text:style-name="Source_20_Text"><text:s text:c="2"/>Serial.begin(9600);</text:span></text:p>
      <text:p text:style-name="P9"><text:span text:style-name="Source_20_Text"><text:s text:c="2"/>pinMode(11, OUTPUT); <text:s/>// OC1A</text:span></text:p>
      <text:p text:style-name="P9"><text:span text:style-name="Source_20_Text"><text:s text:c="2"/>pinMode(12, OUTPUT); <text:s/>// OC1B</text:span></text:p>
      <text:p text:style-name="P9"><text:span text:style-name="Source_20_Text"><text:s text:c="2"/></text:span></text:p>
      <text:p text:style-name="P9"><text:span text:style-name="Source_20_Text"><text:s text:c="2"/>Serial.println("=== Generador de Frecuencias ===");</text:span></text:p>
      <text:p text:style-name="P9"><text:span text:style-name="Source_20_Text"><text:s text:c="2"/>Serial.println("Comandos:");</text:span></text:p>
      <text:p text:style-name="P9"><text:span text:style-name="Source_20_Text"><text:s text:c="2"/>Serial.println(" <text:s/>'1' - 8 MHz (reloj/2)");</text:span></text:p>
      <text:p text:style-name="P9"><text:span text:style-name="Source_20_Text"><text:s text:c="2"/>Serial.println(" <text:s/>'2' - 4 MHz (reloj/4)");</text:span></text:p>
      <text:p text:style-name="P9"><text:span text:style-name="Source_20_Text"><text:s text:c="2"/>Serial.println(" <text:s/>'3' - 1 MHz (reloj/16)");</text:span></text:p>
      <text:p text:style-name="P9"><text:span text:style-name="Source_20_Text"><text:s text:c="2"/>Serial.println(" <text:s/>'4' - 500 kHz");</text:span></text:p>
      <text:p text:style-name="P9"><text:span text:style-name="Source_20_Text"><text:s text:c="2"/>Serial.println(" <text:s/>'5' - 100 kHz");</text:span></text:p>
      <text:p text:style-name="P9"><text:span text:style-name="Source_20_Text"><text:s text:c="2"/>Serial.println(" <text:s/>'6' - 1 kHz");</text:span></text:p>
      <text:p text:style-name="P9"><text:span text:style-name="Source_20_Text"><text:s text:c="2"/></text:span></text:p>
      <text:p text:style-name="P9"><text:span text:style-name="Source_20_Text"><text:s text:c="2"/>// Configuración inicial: 8 MHz</text:span></text:p>
      <text:p text:style-name="P9"><text:span text:style-name="Source_20_Text"><text:s text:c="2"/>configurarFrecuencia(8000000);</text:span></text:p>
      <text:p text:style-name="P9"><text:span text:style-name="Source_20_Text">}</text:span></text:p>
      <text:p text:style-name="P9"/>
      <text:p text:style-name="P9"><text:span text:style-name="Source_20_Text">void loop() {</text:span></text:p>
      <text:p text:style-name="P9"><text:span text:style-name="Source_20_Text"><text:s text:c="2"/>if (Serial.available()) {</text:span></text:p>
      <text:p text:style-name="P9"><text:span text:style-name="Source_20_Text"><text:s text:c="4"/>char comando = Serial.read();</text:span></text:p>
      <text:p text:style-name="P9"><text:span text:style-name="Source_20_Text"><text:s text:c="4"/></text:span></text:p>
      <text:p text:style-name="P9"><text:span text:style-name="Source_20_Text"><text:s text:c="4"/>switch(comando) {</text:span></text:p>
      <text:p text:style-name="P9"><text:span text:style-name="Source_20_Text"><text:s text:c="6"/>case '1':</text:span></text:p>
      <text:p text:style-name="P9"><text:span text:style-name="Source_20_Text"><text:s text:c="8"/>configurarFrecuencia(8000000);</text:span></text:p>
      <text:p text:style-name="P9"><text:span text:style-name="Source_20_Text"><text:s text:c="8"/>Serial.println("Frecuencia: 8 MHz");</text:span></text:p>
      <text:p text:style-name="P9"><text:span text:style-name="Source_20_Text"><text:s text:c="8"/>break;</text:span></text:p>
      <text:p text:style-name="P9"><text:span text:style-name="Source_20_Text"><text:s text:c="6"/>case '2':</text:span></text:p>
      <text:p text:style-name="P9"><text:span text:style-name="Source_20_Text"><text:s text:c="8"/>configurarFrecuencia(4000000);</text:span></text:p>
      <text:p text:style-name="P9"><text:span text:style-name="Source_20_Text"><text:s text:c="8"/>Serial.println("Frecuencia: 4 MHz");</text:span></text:p>
      <text:p text:style-name="P9"><text:span text:style-name="Source_20_Text"><text:s text:c="8"/>break;</text:span></text:p>
      <text:p text:style-name="P9"><text:span text:style-name="Source_20_Text"><text:s text:c="6"/>case '3':</text:span></text:p>
      <text:p text:style-name="P9"><text:span text:style-name="Source_20_Text"><text:s text:c="8"/>configurarFrecuencia(1000000);</text:span></text:p>
      <text:p text:style-name="P9"><text:span text:style-name="Source_20_Text"><text:s text:c="8"/>Serial.println("Frecuencia: 1 MHz");</text:span></text:p>
      <text:p text:style-name="P9"><text:span text:style-name="Source_20_Text"><text:s text:c="8"/>break;</text:span></text:p>
      <text:p text:style-name="P9"><text:span text:style-name="Source_20_Text"><text:s text:c="6"/>case '4':</text:span></text:p>
      <text:p text:style-name="P9"><text:span text:style-name="Source_20_Text"><text:s text:c="8"/>configurarFrecuencia(500000);</text:span></text:p>
      <text:p text:style-name="P9"><text:span text:style-name="Source_20_Text"><text:s text:c="8"/>Serial.println("Frecuencia: 500 kHz");</text:span></text:p>
      <text:p text:style-name="P9"><text:span text:style-name="Source_20_Text"><text:s text:c="8"/>break;</text:span></text:p>
      <text:p text:style-name="P9"><text:span text:style-name="Source_20_Text"><text:s text:c="6"/>case '5':</text:span></text:p>
      <text:p text:style-name="P9"><text:span text:style-name="Source_20_Text"><text:s text:c="8"/>configurarFrecuencia(100000);</text:span></text:p>
      <text:p text:style-name="P9"><text:soft-page-break/><text:span text:style-name="Source_20_Text"><text:s text:c="8"/>Serial.println("Frecuencia: 100 kHz");</text:span></text:p>
      <text:p text:style-name="P9"><text:span text:style-name="Source_20_Text"><text:s text:c="8"/>break;</text:span></text:p>
      <text:p text:style-name="P9"><text:span text:style-name="Source_20_Text"><text:s text:c="6"/>case '6':</text:span></text:p>
      <text:p text:style-name="P9"><text:span text:style-name="Source_20_Text"><text:s text:c="8"/>configurarFrecuencia(1000);</text:span></text:p>
      <text:p text:style-name="P9"><text:span text:style-name="Source_20_Text"><text:s text:c="8"/>Serial.println("Frecuencia: 1 kHz");</text:span></text:p>
      <text:p text:style-name="P9"><text:span text:style-name="Source_20_Text"><text:s text:c="8"/>break;</text:span></text:p>
      <text:p text:style-name="P9"><text:span text:style-name="Source_20_Text"><text:s text:c="4"/>}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void configurarFrecuencia(unsigned long frecuencia) {</text:span></text:p>
      <text:p text:style-name="P9"><text:span text:style-name="Source_20_Text"><text:s text:c="2"/>// Detener Timer1</text:span></text:p>
      <text:p text:style-name="P9"><text:span text:style-name="Source_20_Text"><text:s text:c="2"/>TCCR1A = 0;</text:span></text:p>
      <text:p text:style-name="P9"><text:span text:style-name="Source_20_Text"><text:s text:c="2"/>TCCR1B = 0;</text:span></text:p>
      <text:p text:style-name="P9"><text:span text:style-name="Source_20_Text"><text:s text:c="2"/>TCNT1 = 0;</text:span></text:p>
      <text:p text:style-name="P9"><text:span text:style-name="Source_20_Text"><text:s text:c="2"/></text:span></text:p>
      <text:p text:style-name="P9"><text:span text:style-name="Source_20_Text"><text:s text:c="2"/>// Calcular valor de comparación</text:span></text:p>
      <text:p text:style-name="P9"><text:span text:style-name="Source_20_Text"><text:s text:c="2"/>// f_out = f_clk / (2 * prescaler * (1 + OCR1A))</text:span></text:p>
      <text:p text:style-name="P9"><text:span text:style-name="Source_20_Text"><text:s text:c="2"/>// OCR1A = (f_clk / (2 * prescaler * f_out)) - 1</text:span></text:p>
      <text:p text:style-name="P9"><text:span text:style-name="Source_20_Text"><text:s text:c="2"/></text:span></text:p>
      <text:p text:style-name="P9"><text:span text:style-name="Source_20_Text"><text:s text:c="2"/>unsigned long ocr;</text:span></text:p>
      <text:p text:style-name="P9"><text:span text:style-name="Source_20_Text"><text:s text:c="2"/>byte prescaler_bits;</text:span></text:p>
      <text:p text:style-name="P9"><text:span text:style-name="Source_20_Text"><text:s text:c="2"/></text:span></text:p>
      <text:p text:style-name="P9"><text:span text:style-name="Source_20_Text"><text:s text:c="2"/>if (frecuencia &gt;= 8000000) {</text:span></text:p>
      <text:p text:style-name="P9"><text:span text:style-name="Source_20_Text"><text:s text:c="4"/>// Sin prescaler, OCR1A = 0</text:span></text:p>
      <text:p text:style-name="P9"><text:span text:style-name="Source_20_Text"><text:s text:c="4"/>prescaler_bits = (1 &lt;&lt; CS10);</text:span></text:p>
      <text:p text:style-name="P9"><text:span text:style-name="Source_20_Text"><text:s text:c="4"/>ocr = 0;</text:span></text:p>
      <text:p text:style-name="P9"><text:span text:style-name="Source_20_Text"><text:s text:c="2"/>}</text:span></text:p>
      <text:p text:style-name="P9"><text:span text:style-name="Source_20_Text"><text:s text:c="2"/>else if (frecuencia &gt;= 1000000) {</text:span></text:p>
      <text:p text:style-name="P9"><text:span text:style-name="Source_20_Text"><text:s text:c="4"/>// Sin prescaler</text:span></text:p>
      <text:p text:style-name="P9"><text:span text:style-name="Source_20_Text"><text:s text:c="4"/>prescaler_bits = (1 &lt;&lt; CS10);</text:span></text:p>
      <text:p text:style-name="P9"><text:span text:style-name="Source_20_Text"><text:s text:c="4"/>ocr = (16000000UL / (2UL * frecuencia)) - 1;</text:span></text:p>
      <text:p text:style-name="P9"><text:span text:style-name="Source_20_Text"><text:s text:c="2"/>}</text:span></text:p>
      <text:p text:style-name="P9"><text:span text:style-name="Source_20_Text"><text:s text:c="2"/>else if (frecuencia &gt;= 100000) {</text:span></text:p>
      <text:p text:style-name="P9"><text:span text:style-name="Source_20_Text"><text:s text:c="4"/>// Prescaler /8</text:span></text:p>
      <text:p text:style-name="P9"><text:span text:style-name="Source_20_Text"><text:s text:c="4"/>prescaler_bits = (1 &lt;&lt; CS11);</text:span></text:p>
      <text:p text:style-name="P9"><text:span text:style-name="Source_20_Text"><text:s text:c="4"/>ocr = (16000000UL / (2UL * 8UL * frecuencia)) - 1;</text:span></text:p>
      <text:p text:style-name="P9"><text:span text:style-name="Source_20_Text"><text:s text:c="2"/>}</text:span></text:p>
      <text:p text:style-name="P9"><text:span text:style-name="Source_20_Text"><text:s text:c="2"/>else {</text:span></text:p>
      <text:p text:style-name="P9"><text:span text:style-name="Source_20_Text"><text:s text:c="4"/>// Prescaler /64</text:span></text:p>
      <text:p text:style-name="P9"><text:span text:style-name="Source_20_Text"><text:s text:c="4"/>prescaler_bits = (1 &lt;&lt; CS11) | (1 &lt;&lt; CS10);</text:span></text:p>
      <text:p text:style-name="P9"><text:span text:style-name="Source_20_Text"><text:s text:c="4"/>ocr = (16000000UL / (2UL * 64UL * frecuencia)) - 1;</text:span></text:p>
      <text:p text:style-name="P9"><text:span text:style-name="Source_20_Text"><text:s text:c="2"/>}</text:span></text:p>
      <text:p text:style-name="P9"><text:span text:style-name="Source_20_Text"><text:s text:c="2"/></text:span></text:p>
      <text:p text:style-name="P9"><text:span text:style-name="Source_20_Text"><text:s text:c="2"/>// Limitar OCR1A a 16 bits</text:span></text:p>
      <text:p text:style-name="P9"><text:span text:style-name="Source_20_Text"><text:s text:c="2"/>if (ocr &gt; 65535) ocr = 65535;</text:span></text:p>
      <text:p text:style-name="P9"><text:span text:style-name="Source_20_Text"><text:s text:c="2"/></text:span></text:p>
      <text:p text:style-name="P9"><text:span text:style-name="Source_20_Text"><text:s text:c="2"/>// Configurar Timer1</text:span></text:p>
      <text:p text:style-name="P9"><text:span text:style-name="Source_20_Text"><text:s text:c="2"/>TCCR1A = (1 &lt;&lt; COM1A0); <text:s/>// Toggle OC1A</text:span></text:p>
      <text:p text:style-name="P9"><text:span text:style-name="Source_20_Text"><text:s text:c="2"/>TCCR1B = (1 &lt;&lt; WGM12) | prescaler_bits; <text:s/>// CTC mode</text:span></text:p>
      <text:p text:style-name="P9"><text:span text:style-name="Source_20_Text"><text:s text:c="2"/>OCR1A = ocr;</text:span></text:p>
      <text:p text:style-name="P10"><text:span text:style-name="Source_20_Text">}</text:span></text:p>
      <text:h text:style-name="P7" text:outline-level="2">Paso 2: Conexión para Método 2</text:h>
      <text:p text:style-name="P10"/>
      <text:p text:style-name="P9"><text:span text:style-name="Source_20_Text">DIAGRAMA DE CONEXIÓN</text:span></text:p>
      <text:p text:style-name="P9"><text:span text:style-name="Source_20_Text">════════════════════</text:span></text:p>
      <text:p text:style-name="P9"/>
      <text:p text:style-name="P9"><text:span text:style-name="Source_20_Text"><text:s text:c="4"/>ARDUINO MEGA <text:s text:c="19"/>OSCILOSCOPIO</text:span></text:p>
      <text:p text:style-name="P9"><text:span text:style-name="Source_20_Text"><text:s text:c="4"/>┌──────────────┐ <text:s text:c="14"/>┌──────────────┐</text:span></text:p>
      <text:p text:style-name="P9"><text:soft-page-break/><text:span text:style-name="Source_20_Text"><text:s text:c="4"/>│ <text:s text:c="13"/>│ <text:s text:c="14"/>│ <text:s text:c="13"/>│</text:span></text:p>
      <text:p text:style-name="P9"><text:span text:style-name="Source_20_Text"><text:s text:c="4"/>│ <text:s text:c="3"/>Pin 11 ●──┼───────────────┼──► CH1 <text:s text:c="5"/>│</text:span></text:p>
      <text:p text:style-name="P9"><text:span text:style-name="Source_20_Text"><text:s text:c="4"/>│ <text:s text:c="9"/>(OC1A) <text:s text:c="13"/>│ <text:s text:c="13"/>│</text:span></text:p>
      <text:p text:style-name="P9"><text:span text:style-name="Source_20_Text"><text:s text:c="4"/>│ <text:s text:c="13"/>│ <text:s text:c="14"/>│ <text:s text:c="13"/>│</text:span></text:p>
      <text:p text:style-name="P9"><text:span text:style-name="Source_20_Text"><text:s text:c="4"/>│ <text:s text:c="5"/>GND ●───┼───────────────┼──► GND <text:s text:c="5"/>│</text:span></text:p>
      <text:p text:style-name="P9"><text:span text:style-name="Source_20_Text"><text:s text:c="4"/>│ <text:s text:c="13"/>│ <text:s text:c="14"/>│ <text:s text:c="13"/>│</text:span></text:p>
      <text:p text:style-name="P9"><text:span text:style-name="Source_20_Text"><text:s text:c="4"/>└──────────────┘ <text:s text:c="14"/>└──────────────┘</text:span></text:p>
      <text:p text:style-name="P9"/>
      <text:p text:style-name="P10"><text:span text:style-name="Source_20_Text"><text:s text:c="4"/>Conexión más sencilla y sin riesgo para el oscilador</text:span></text:p>
      <text:h text:style-name="P7" text:outline-level="2">Paso 3: Configuración del Osciloscopio para Cada Frecuencia</text:h>
      <text:p text:style-name="P10"/>
      <text:p text:style-name="P9"><text:span text:style-name="Source_20_Text">CONFIGURACIONES RECOMENDADAS</text:span></text:p>
      <text:p text:style-name="P9"><text:span text:style-name="Source_20_Text">════════════════════════════</text:span></text:p>
      <text:p text:style-name="P9"/>
      <text:p text:style-name="P9"><text:span text:style-name="Source_20_Text">┌─────────────┬──────────────┬──────────────┬─────────────┐</text:span></text:p>
      <text:p text:style-name="P9"><text:span text:style-name="Source_20_Text">│ Frecuencia <text:s/>│ Escala Horiz │ Escala Vert <text:s/>│ <text:s/>Período <text:s text:c="3"/>│</text:span></text:p>
      <text:p text:style-name="P9"><text:span text:style-name="Source_20_Text">├─────────────┼──────────────┼──────────────┼─────────────┤</text:span></text:p>
      <text:p text:style-name="P9"><text:span text:style-name="Source_20_Text">│ 8 MHz <text:s text:c="6"/>│ 50 ns/div <text:s text:c="3"/>│ 2 V/div <text:s text:c="5"/>│ 125 ns <text:s text:c="5"/>│</text:span></text:p>
      <text:p text:style-name="P9"><text:span text:style-name="Source_20_Text">│ 4 MHz <text:s text:c="6"/>│ 100 ns/div <text:s text:c="2"/>│ 2 V/div <text:s text:c="5"/>│ 250 ns <text:s text:c="5"/>│</text:span></text:p>
      <text:p text:style-name="P9"><text:span text:style-name="Source_20_Text">│ 1 MHz <text:s text:c="6"/>│ 500 ns/div <text:s text:c="2"/>│ 2 V/div <text:s text:c="5"/>│ 1 µs <text:s text:c="7"/>│</text:span></text:p>
      <text:p text:style-name="P9"><text:span text:style-name="Source_20_Text">│ 500 kHz <text:s text:c="4"/>│ 1 µs/div <text:s text:c="4"/>│ 2 V/div <text:s text:c="5"/>│ 2 µs <text:s text:c="7"/>│</text:span></text:p>
      <text:p text:style-name="P9"><text:span text:style-name="Source_20_Text">│ 100 kHz <text:s text:c="4"/>│ 5 µs/div <text:s text:c="4"/>│ 2 V/div <text:s text:c="5"/>│ 10 µs <text:s text:c="6"/>│</text:span></text:p>
      <text:p text:style-name="P9"><text:span text:style-name="Source_20_Text">│ 1 kHz <text:s text:c="6"/>│ 500 µs/div <text:s text:c="2"/>│ 2 V/div <text:s text:c="5"/>│ 1 ms <text:s text:c="7"/>│</text:span></text:p>
      <text:p text:style-name="P10"><text:span text:style-name="Source_20_Text">└─────────────┴──────────────┴──────────────┴─────────────┘</text:span></text:p>
      <text:h text:style-name="P7" text:outline-level="2">Paso 4: Señales Esperadas</text:h>
      <text:p text:style-name="P10"/>
      <text:p text:style-name="P9"><text:span text:style-name="Source_20_Text">SEÑAL DE 8 MHz (Pin 11)</text:span></text:p>
      <text:p text:style-name="P9"><text:span text:style-name="Source_20_Text">═══════════════════════</text:span></text:p>
      <text:p text:style-name="P9"/>
      <text:p text:style-name="P9"><text:span text:style-name="Source_20_Text"><text:s text:c="3"/>5V ┤████████████████████████████████████████</text:span></text:p>
      <text:p text:style-name="P9"><text:span text:style-name="Source_20_Text"><text:s text:c="6"/>│ <text:s text:c="3"/>████ <text:s text:c="3"/>████ <text:s text:c="3"/>████ <text:s text:c="3"/>████ <text:s text:c="3"/>████</text:span></text:p>
      <text:p text:style-name="P9"><text:span text:style-name="Source_20_Text"><text:s text:c="6"/>│ <text:s text:c="3"/>████ <text:s text:c="3"/>████ <text:s text:c="3"/>████ <text:s text:c="3"/>████ <text:s text:c="3"/>████</text:span></text:p>
      <text:p text:style-name="P9"><text:span text:style-name="Source_20_Text"><text:s text:c="6"/>│ <text:s text:c="3"/>████ <text:s text:c="3"/>████ <text:s text:c="3"/>████ <text:s text:c="3"/>████ <text:s text:c="3"/>████</text:span></text:p>
      <text:p text:style-name="P9"><text:span text:style-name="Source_20_Text"><text:s text:c="3"/>0V ┼────┴───┴────┴───┴────┴───┴────┴───┴────┴──► t</text:span></text:p>
      <text:p text:style-name="P9"><text:span text:style-name="Source_20_Text"><text:s text:c="6"/>|←─125ns─→|</text:span></text:p>
      <text:p text:style-name="P9"><text:span text:style-name="Source_20_Text"><text:s text:c="6"/></text:span></text:p>
      <text:p text:style-name="P9"><text:span text:style-name="Source_20_Text"><text:s text:c="6"/>Duty Cycle: 50%</text:span></text:p>
      <text:p text:style-name="P9"><text:span text:style-name="Source_20_Text"><text:s text:c="6"/>Forma: Onda cuadrada</text:span></text:p>
      <text:p text:style-name="P9"/>
      <text:p text:style-name="P9"/>
      <text:p text:style-name="P9"><text:span text:style-name="Source_20_Text">SEÑAL DE 1 kHz (Pin 11)</text:span></text:p>
      <text:p text:style-name="P9"><text:span text:style-name="Source_20_Text">═══════════════════════</text:span></text:p>
      <text:p text:style-name="P9"/>
      <text:p text:style-name="P9"><text:span text:style-name="Source_20_Text"><text:s text:c="3"/>5V ┤████████████████████████ <text:s text:c="19"/></text:span></text:p>
      <text:p text:style-name="P9"><text:span text:style-name="Source_20_Text"><text:s text:c="6"/>│████████████████████████ <text:s text:c="19"/></text:span></text:p>
      <text:p text:style-name="P9"><text:span text:style-name="Source_20_Text"><text:s text:c="6"/>│████████████████████████ <text:s text:c="19"/></text:span></text:p>
      <text:p text:style-name="P9"><text:span text:style-name="Source_20_Text"><text:s text:c="6"/>│████████████████████████ <text:s text:c="19"/></text:span></text:p>
      <text:p text:style-name="P9"><text:span text:style-name="Source_20_Text"><text:s text:c="3"/>0V ┼────────────────────────┴───────────────────► t</text:span></text:p>
      <text:p text:style-name="P10"><text:span text:style-name="Source_20_Text"><text:s text:c="6"/>|←─────── 1 ms ────────→|</text:span></text:p>
      <text:p text:style-name="Horizontal_20_Line"/>
      <text:h text:style-name="P5" text:outline-level="1"><text:soft-page-break/>COMPARACIÓN DE AMBOS MÉTODOS</text:h>
      <text:h text:style-name="P7" text:outline-level="2">Tabla Comparativa</text:h>
      <text:p text:style-name="P10"/>
      <text:p text:style-name="P9"><text:span text:style-name="Source_20_Text">┌────────────────────┬─────────────────────┬─────────────────────┐</text:span></text:p>
      <text:p text:style-name="P9"><text:span text:style-name="Source_20_Text">│ <text:s text:c="3"/>Característica <text:s/>│ <text:s text:c="2"/>MÉTODO 1 <text:s text:c="9"/>│ <text:s text:c="2"/>MÉTODO 2 <text:s text:c="9"/>│</text:span></text:p>
      <text:p text:style-name="P9"><text:span text:style-name="Source_20_Text">│ <text:s text:c="19"/>│ <text:s text:c="2"/>(Cristal) <text:s text:c="8"/>│ <text:s text:c="2"/>(Pin 11) <text:s text:c="9"/>│</text:span></text:p>
      <text:p text:style-name="P9"><text:span text:style-name="Source_20_Text">├────────────────────┼─────────────────────┼─────────────────────┤</text:span></text:p>
      <text:p text:style-name="P9"><text:span text:style-name="Source_20_Text">│ Frecuencia medida <text:s/>│ 16 MHz <text:s text:c="13"/>│ 8 MHz (÷2) <text:s text:c="9"/>│</text:span></text:p>
      <text:p text:style-name="P9"><text:span text:style-name="Source_20_Text">│ Forma de onda <text:s text:c="5"/>│ Sinusoidal <text:s text:c="9"/>│ Cuadrada <text:s text:c="11"/>│</text:span></text:p>
      <text:p text:style-name="P9"><text:span text:style-name="Source_20_Text">│ Amplitud <text:s text:c="10"/>│ ~3-5 Vpp <text:s text:c="11"/>│ 0-5V (rail to rail) │</text:span></text:p>
      <text:p text:style-name="P9"><text:span text:style-name="Source_20_Text">│ Riesgo <text:s text:c="12"/>│ ALTO (puede <text:s text:c="8"/>│ BAJO <text:s text:c="15"/>│</text:span></text:p>
      <text:p text:style-name="P9"><text:span text:style-name="Source_20_Text">│ <text:s text:c="19"/>│ detener oscilador) <text:s/>│ <text:s text:c="20"/>│</text:span></text:p>
      <text:p text:style-name="P9"><text:span text:style-name="Source_20_Text">│ Dificultad <text:s text:c="8"/>│ ALTA <text:s text:c="15"/>│ BAJA <text:s text:c="15"/>│</text:span></text:p>
      <text:p text:style-name="P9"><text:span text:style-name="Source_20_Text">│ Requiere código <text:s text:c="3"/>│ NO <text:s text:c="17"/>│ SÍ <text:s text:c="17"/>│</text:span></text:p>
      <text:p text:style-name="P9"><text:span text:style-name="Source_20_Text">│ Precisión <text:s text:c="9"/>│ Directa <text:s text:c="12"/>│ Derivada del Timer <text:s/>│</text:span></text:p>
      <text:p text:style-name="P9"><text:span text:style-name="Source_20_Text">│ Recomendado para <text:s text:c="2"/>│ Expertos <text:s text:c="11"/>│ Principiantes <text:s text:c="6"/>│</text:span></text:p>
      <text:p text:style-name="P10"><text:span text:style-name="Source_20_Text">└────────────────────┴─────────────────────┴─────────────────────┘</text:span></text:p>
      <text:p text:style-name="Horizontal_20_Line"><text:span text:style-name="Strong_20_Emphasis"/></text:p>
      <text:p text:style-name="Text_20_body"><text:line-break/></text:p>
      <text:p text:style-name="P19"/>
      <text:h text:style-name="Heading_20_2" text:outline-level="2">Práctica: Medición de Reloj Base (16 MHz) en Arduino Mega</text:h>
      <text:h text:style-name="Heading_20_3" text:outline-level="3">1. Preparación de la Sonda (Paso Crítico) <text:span text:style-name="T3">(QWEN)</text:span></text:h>
      <text:p text:style-name="Text_20_body">Antes de tocar la placa, los alumnos deben configurar la sonda:</text:p>
      <text:list text:style-name="L1">
        <text:list-item>
          <text:p text:style-name="P13"><text:span text:style-name="T1">Ajuste a 10x:</text:span> Mover el interruptor de la sonda a la posición <text:span text:style-name="T1">10x</text:span>.</text:p>
        </text:list-item>
        <text:list-item>
          <text:p text:style-name="P13"><text:span text:style-name="T1">Razón:</text:span> Los cristales de cuarzo son de alta impedancia. Si usan 1x, la capacitancia del cable del osciloscopio detendrá el reloj y el Arduino se "congelará" mientras midan.</text:p>
        </text:list-item>
      </text:list>
      <text:h text:style-name="Heading_20_3" text:outline-level="3">2. Identificación del Cristal en el Arduino Mega</text:h>
      <text:p text:style-name="Text_20_body">El Arduino Mega tiene dos cristales, pero el que nos interesa es el del microcontrolador principal (<text:span text:style-name="T1">ATmega2560</text:span>).</text:p>
      <text:list text:style-name="L2">
        <text:list-item>
          <text:p text:style-name="P14">Busquen el componente metálico alargado o el pequeño resonador cerámico (etiquetado como <text:span text:style-name="T1">Y1</text:span> o <text:span text:style-name="T1">Y2</text:span>) que dice <text:span text:style-name="T1">16.000</text:span>.</text:p>
        </text:list-item>
        <text:list-item>
          <text:p text:style-name="P14">Identifiquen los <text:span text:style-name="T1">puntos de soldadura</text:span> en la parte posterior de la placa (si es posible) o las pequeñas patas laterales si es de montaje superficial.</text:p>
        </text:list-item>
      </text:list>
      <text:h text:style-name="Heading_20_3" text:outline-level="3">3. Conexión de Seguridad</text:h>
      <text:p text:style-name="Text_20_body">Para evitar accidentes con las puntas:</text:p>
      <text:list text:style-name="L3">
        <text:list-item>
          <text:p text:style-name="P15"><text:span text:style-name="T1">GND Primero:</text:span> Conecten el clip de tierra de la sonda a un pin GND del Arduino (el chasis del USB también sirve).</text:p>
        </text:list-item>
        <text:list-item>
          <text:p text:style-name="P15"><text:span text:style-name="T1">Punto de Prueba:</text:span> Con la punta de la sonda (usando el gancho o la punta de aguja), toquen <text:span text:style-name="T1">uno de los dos extremos</text:span> del cristal.</text:p>
          <text:list>
            <text:list-item>
              <text:p text:style-name="P15"><text:span text:style-name="T2">Nota:</text:span> Un pin mostrará una señal más limpia que el otro (entrada vs. salida del inversor interno). Prueben ambos.</text:p>
            </text:list-item>
          </text:list>
        </text:list-item>
      </text:list>
      <text:h text:style-name="Heading_20_3" text:outline-level="3">4. Ajuste del Osciloscopio Promax</text:h>
      <text:p text:style-name="Text_20_body">Al ser un modelo con display de frecuencia, sigan este orden para ver la onda:</text:p>
      <text:list text:style-name="L4">
        <text:list-item>
          <text:p text:style-name="P16"><text:span text:style-name="T1">Voltaje (Vertical):</text:span> Ajusten a <text:span text:style-name="T1">1V/div</text:span> o <text:span text:style-name="T1">500mV/div</text:span>. La señal del cristal suele ser una onda senoidal de baja amplitud (no llega a 5V).</text:p>
        </text:list-item>
        <text:list-item>
          <text:p text:style-name="P16"><text:span text:style-name="T1">Tiempo (Horizontal):</text:span> Ajusten a <text:span text:style-name="T1">50ns/div</text:span> o <text:span text:style-name="T1">20ns/div</text:span>.</text:p>
        </text:list-item>
        <text:list-item>
          <text:p text:style-name="P16"><text:span text:style-name="T1">Trigger:</text:span> Si la señal "corre", giren el mando de <text:span text:style-name="T1">Trigger Level</text:span> hasta que el contador de frecuencia del display se estabilice.</text:p>
        </text:list-item>
        <text:list-item>
          <text:p text:style-name="P16"><text:span text:style-name="T1">Acoplamiento:</text:span> Usen <text:span text:style-name="T1">AC</text:span> para centrar la onda senoidal en la pantalla.</text:p>
        </text:list-item>
      </text:list>
      <text:p text:style-name="Horizontal_20_Line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>
            <table:table-cell table:style-name="Tabla1.A1" office:value-type="string">
              <text:p text:style-name="P3"><text:span text:style-name="Strong_20_Emphasis">Control</text:span></text:p>
            </table:table-cell>
            <table:table-cell table:style-name="Tabla1.A1" office:value-type="string">
              <text:p text:style-name="P3"><text:span text:style-name="Strong_20_Emphasis">Ajuste Sugerido</text:span></text:p>
            </table:table-cell>
            <table:table-cell table:style-name="Tabla1.A1" office:value-type="string">
              <text:p text:style-name="P3"><text:span text:style-name="Strong_20_Emphasis">Razón</text:span></text:p>
            </table:table-cell>
          </table:table-row>
        </table:table-header-rows>
        <table:table-row>
          <table:table-cell table:style-name="Tabla1.A1" office:value-type="string">
            <text:p text:style-name="P2">VOLTS/DIV (Vertical)</text:p>
          </table:table-cell>
          <table:table-cell table:style-name="Tabla1.A1" office:value-type="string">
            <text:p text:style-name="P2">1V o 2V</text:p>
          </table:table-cell>
          <table:table-cell table:style-name="Tabla1.A1" office:value-type="string">
            <text:p text:style-name="P2">La señal del Arduino es de 5V. En 1V/div, ocupará 5 cuadros de alto.</text:p>
          </table:table-cell>
        </table:table-row>
        <table:table-row>
          <table:table-cell table:style-name="Tabla1.A1" office:value-type="string">
            <text:p text:style-name="P2">TIME/DIV (Horizontal)</text:p>
          </table:table-cell>
          <table:table-cell table:style-name="Tabla1.A1" office:value-type="string">
            <text:p text:style-name="P2">0.1 µs o 0.05 µs</text:p>
          </table:table-cell>
          <table:table-cell table:style-name="Tabla1.A1" office:value-type="string">
            <text:p text:style-name="P2">A 8 MHz, un ciclo dura 125 ns. Necesitamos una escala muy rápida.</text:p>
          </table:table-cell>
        </table:table-row>
        <table:table-row>
          <table:table-cell table:style-name="Tabla1.A1" office:value-type="string">
            <text:p text:style-name="P2">POSITION (V y H)</text:p>
          </table:table-cell>
          <table:table-cell table:style-name="Tabla1.A1" office:value-type="string">
            <text:p text:style-name="P2">Centrado</text:p>
          </table:table-cell>
          <table:table-cell table:style-name="Tabla1.A1" office:value-type="string">
            <text:p text:style-name="P2">Para que la señal no quede "escondida" fuera de la pantalla.</text:p>
          </table:table-cell>
        </table:table-row>
      </table:table>
      <text:h text:style-name="P1" text:outline-level="3"/>
      <text:h text:style-name="Heading_20_3" text:outline-level="3">5. Lectura del Display de Frecuencia</text:h>
      <text:p text:style-name="Text_20_body">Una vez que la onda está estable en la pantalla:</text:p>
      <text:list text:style-name="L5">
        <text:list-item>
          <text:p text:style-name="P17">Observen el <text:span text:style-name="T1">display digital</text:span> del Promax.</text:p>
        </text:list-item>
        <text:list-item>
          <text:p text:style-name="P17">Debería marcar algo muy cercano a <text:span text:style-name="T1">16.000 MHz</text:span> (o 16.000.000 Hz).</text:p>
        </text:list-item>
        <text:list-item>
          <text:p text:style-name="P17"><text:span text:style-name="T1">Análisis:</text:span> Si marca 15.998 o 16.002, explícales que es normal debido a la tolerancia del cristal y la temperatura.</text:p>
        </text:list-item>
      </text:list>
      <text:h text:style-name="Heading_20_3" text:outline-level="3">6. Advertencia para los Alumnos (El "Efecto Carga")</text:h>
      <text:p text:style-name="Text_20_body">Si al tocar el cristal el Arduino deja de parpadear (si tenía un LED de prueba) o la frecuencia cae drásticamente:</text:p>
      <text:list text:style-name="L6">
        <text:list-item>
          <text:p text:style-name="P18">Significa que la sonda está afectando al circuito.</text:p>
        </text:list-item>
        <text:list-item>
          <text:p text:style-name="P18"><text:span text:style-name="T1">Solución:</text:span> Asegurarse de que el osciloscopio esté configurado para reconocer que la sonda está en <text:span text:style-name="T1">10x</text:span> para que la lectura de voltaje sea real, aunque la frecuencia no debería verse afectada por esto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1:21:43.130661810</meta:creation-date>
    <dc:date>2026-01-08T10:03:39.002104879</dc:date>
    <meta:editing-duration>PT9M10S</meta:editing-duration>
    <meta:editing-cycles>2</meta:editing-cycles>
    <meta:generator>LibreOffice/24.2.2.2$Linux_X86_64 LibreOffice_project/d56cc158d8a96260b836f100ef4b4ef25d6f1a01</meta:generator>
    <meta:document-statistic meta:table-count="2" meta:image-count="0" meta:object-count="0" meta:page-count="11" meta:paragraph-count="415" meta:word-count="2063" meta:character-count="15536" meta:non-whitespace-character-count="10646"/>
  </office:meta>
</office:document-meta>
</file>